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60b35"/>
    </style:style>
    <style:style style:name="P2" style:family="paragraph" style:parent-style-name="Standard">
      <style:paragraph-properties fo:text-align="center" style:justify-single-word="false"/>
      <style:text-properties officeooo:paragraph-rsid="00160b3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60b35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73e74"/>
    </style:style>
    <style:style style:name="T5" style:family="text">
      <style:text-properties officeooo:rsid="001780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6" style:data-style-name="N0">6.06</text:variable-set>: The Pendulum</text:p>
      <text:p text:style-name="P2"/>
      <text:list xml:id="list6826765586861855095" text:style-name="L1">
        <text:list-item>
          <text:p text:style-name="P3"><text:span text:style-name="T2">Sebastian</text:span> <text:s/>is attempting to hypnotize a dinosaur. <text:s/>He uses a pendulum that is 1.13 meters long. <text:s/>What is its period?</text:p>
        </text:list-item>
      </text:list>
      <text:p text:style-name="P1"/>
      <text:p text:style-name="P1"/>
      <text:p text:style-name="P1"/>
      <text:p text:style-name="P1"/>
      <text:p text:style-name="P1"/>
      <text:list xml:id="list135627728780633" text:continue-numbering="true" text:style-name="L1">
        <text:list-item>
          <text:p text:style-name="P3"><text:span text:style-name="T2">Vanessa</text:span> wants to make a pendulum that has a period of 4 seconds. <text:s/>What should the length of the pendulum be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35627771412209" text:continue-numbering="true" text:style-name="L1">
        <text:list-item>
          <text:p text:style-name="P3"><text:span text:style-name="T2">Angel</text:span> displaces a pendulum so that it has a height of 2 cm compared to the central equilibrium position. <text:s/>What is the speed of the pendulum as it passes through the center of its path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5628956135895" text:continue-numbering="true" text:style-name="L1">
        <text:list-item>
          <text:p text:style-name="P3"><text:span text:style-name="T2">Samantha</text:span> has a pendulum that is moving at 1.<text:span text:style-name="T4">25</text:span> m/s at the bottom of its arc. <text:s/>What is the maximum height the pendulum will reach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5627519784057" text:continue-numbering="true" text:style-name="L1">
        <text:list-item>
          <text:p text:style-name="P3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35628872043625" text:continue-numbering="true" text:style-name="L1">
        <text:list-item>
          <text:p text:style-name="P3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1.<text:span text:style-name="T5">1</text:span> second<text:span text:style-name="T5">s</text:span>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5628429142217" text:continue-numbering="true" text:style-name="L1">
        <text:list-item>
          <text:p text:style-name="P3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5629010201200" text:continue-numbering="true" text:style-name="L1">
        <text:list-item>
          <text:p text:style-name="P3"><text:span text:style-name="T2">Vivian</text:span> is in a spinning carnival wheel (in space). <text:s/>The wheel has a diameter of 10 meters, and makes one rotation in 4 seconds. <text:s/></text:p>
          <text:list>
            <text:list-item>
              <text:p text:style-name="P3">What is <text:span text:style-name="T2">Vivian</text:span>’s centripetal acceleration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35628392380545" text:continue-numbering="true" text:style-name="L1">
        <text:list-item>
          <text:list>
            <text:list-item>
              <text:p text:style-name="P3"><text:span text:style-name="T2">Vivian</text:span> holds a necklace that is 20 cm long in her hand. <text:s/>What is the period of the necklace’s motion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35629168300920" text:continue-numbering="true" text:style-name="L1">
        <text:list-item>
          <text:list>
            <text:list-item>
              <text:p text:style-name="P3">Name two things that could be done to make the necklace swing slower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56:27.236484163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389458153</meta:creation-date>
    <meta:editing-duration>PT4M49S</meta:editing-duration>
    <meta:editing-cycles>5</meta:editing-cycles>
    <meta:generator>LibreOffice/4.3.7.2$Linux_X86_64 LibreOffice_project/430$Build-2</meta:generator>
    <dc:date>2016-08-19T13:56:27.138135209</dc:date>
    <meta:document-statistic meta:table-count="0" meta:image-count="2" meta:object-count="0" meta:page-count="2" meta:paragraph-count="14" meta:word-count="325" meta:character-count="1740" meta:non-whitespace-character-count="1392"/>
  </office:meta>
</office:document-meta>
</file>